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g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ut("guess the number")</text:p>
            <text:p>yield input()</text:p>
          </table:table-cell>
          <table:table-cell table:style-name="ce1" office:value-type="string" calcext:value-type="string">
            <text:p>rand(0, 100)</text:p>
          </table:table-cell>
          <table:table-cell table:style-name="ce1" office:value-type="string" calcext:value-type="string">
            <text:p>put("Play again?")</text:p>
            <text:p>if input != Nil</text:p>
            <text:p>  return A:A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current = A:A</text:p>
            <text:p>if current &gt; B1</text:p>
            <text:p>  put("it's more than", current)</text:p>
            <text:p>return A: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urrent = A:A</text:p>
            <text:p>if current &lt; B1</text:p>
            <text:p>  put("it's less than", current)</text:p>
            <text:p>return A: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urrent = A:A</text:p>
            <text:p>if current = B1</text:p>
            <text:p>  put("You right! it is", current)</text:p>
            <text:p>  return C1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" style:display-name="PageStyle_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